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able_20_Contents" style:list-style-name="L13"/>
    <style:style style:name="P28" style:family="paragraph" style:parent-style-name="Preformatted_20_Text" style:list-style-name="L10"/>
    <style:style style:name="P29"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development release, version 1.1.3</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302782443"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or EPUB using CSS2 to convert style information.</text:p>
        </text:list-item>
        <text:list-item>
          <text:p text:style-name="P8"><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890327924" text:style-name="L2">
        <text:list-item>
          <text:p text:style-name="P9">...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353465794" text:style-name="L3">
        <text:list-item>
          <text:p text:style-name="P10"><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20186742"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998219179"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3, the built-in version will be hidden (to avoid confusion). If you uninstall version 1.1.3,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387091045" text:style-name="L6">
        <text:list-item>
          <text:p text:style-name="P13">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6">This is how W3C's Math Working Group recommends to put ”math on the web”.</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600305872"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046367035"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122069206" text:style-name="L9">
        <text:list-item>
          <text:p text:style-name="P19"><text:soft-page-break/>If you export to XHTML, the dialog will show an additional entry <text:span text:style-name="T5">Sample custom style</text:span> in the Style list.</text:p>
        </text:list-item>
        <text:list-item>
          <text:p text:style-name="P1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53339507" text:style-name="L10">
        <text:list-item>
          <text:p text:style-name="P20">Unzip <text:span text:style-name="Source_20_Text">writer2latex113alph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Open the file <text:span text:style-name="Source_20_Text">w2l.bat</text:span> with a text editor and replace the path at the top of the file with the full path to Writer2LaTeX, for example</text:p>
          <text:p text:style-name="P28"><text:span text:style-name="Source_20_Text">set W2LPATH="c:\writer2latex11"</text:span></text:p>
          <text:p text:style-name="P20">(If you have extracted to the root of drive C, you don't have to edit this line.)</text:p>
          <text:p text:style-name="P2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8">set JAVAEXE="C:\j2sdk1.5.0_01\bin\java”</text:p>
        </text:list-item>
      </text:list>
      <text:h text:style-name="Heading_20_3" text:outline-level="3">Installation for Unix and friends</text:h>
      <text:list xml:id="list1488942989" text:style-name="L11">
        <text:list-item>
          <text:p text:style-name="P21">Unzip <text:span text:style-name="Source_20_Text">writer2latex113alph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Add execute permissions to <text:span text:style-name="Source_20_Text">w2l</text:span> as follows:</text:p>
          <text:p text:style-name="P2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255517511"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81636288" text:style-name="L13">
              <text:list-item>
                <text:p text:style-name="P27"><text:span text:style-name="Source_20_Text">ignore_all</text:span> will instruct Writer2LaTeX to ignore <text:span text:style-name="T2">all</text:span> character, paragraph, heading, list and footnote formatting contained in the document.</text:p>
              </text:list-item>
              <text:list-item>
                <text:p text:style-name="P27"><text:span text:style-name="Source_20_Text">ignore_most</text:span> will preserve basic character formatting.</text:p>
              </text:list-item>
              <text:list-item>
                <text:p text:style-name="P27"><text:span text:style-name="Source_20_Text">convert_basic</text:span> (default) will preserve basic character formatting as well as all numberings (lists, headings, footnotes).</text:p>
              </text:list-item>
              <text:list-item>
                <text:p text:style-name="P2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2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row>
          <table:table-cell table:style-name="Tabel5.A2" office:value-type="string">
            <text:p text:style-name="Table_20_Contents"><text:span text:style-name="Source_20_Text">use_hard_list_numbering</text:span></text:p>
          </table:table-cell>
          <table:table-cell table:style-name="Tabel5.B2" office:value-type="string">
            <text:p text:style-name="Table_20_Contents">If you set this option to <text:span text:style-name="Source_20_Text">true</text:span> (default is <text:span text:style-name="Source_20_Text">false</text:span>), list labels are exported as part of the text. This adds full support for list labels (e.g. labels of the form 1.2.3). The default is to generate labels using CSS1, which only supports some basic numbering schemes.</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7" text:note-class="footnote"><text:note-citation>7</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023509721" text:style-name="L14">
        <text:list-item>
          <text:p text:style-name="P23"><text:span text:style-name="Source_20_Text">name</text:span> specifies the name of the Writer style.</text:p>
        </text:list-item>
        <text:list-item>
          <text:p text:style-name="P23"><text:span text:style-name="Source_20_Text">family</text:span><text:note text:id="ftn8" text:note-class="footnote"><text:note-citation>8</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styles. It is used to specify a block XHTML element, that should surround several exported paragraphs with <text:soft-page-break/>this style.</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347803937"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oft-page-break/><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ext:soft-page-break/>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9" text:note-class="footnote"><text:note-citation>9</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36116002" text:style-name="L16">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ext:soft-page-break/>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988924028" text:style-name="L17">
        <text:list-item>
          <text:p text:style-name="P26"><text:soft-page-break/>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Using Writer2LaTeX from another application</text:chapter><text:tab/><text:tab/>Page <text:page-number text:select-page="current">40</text:page-number></text:p>
      </style:header>
      <style:header-left>
        <text:p text:style-name="Header">Page <text:page-number text:select-page="current">40</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5-04T09:58:43</dc:date>
    <meta:print-date>2004-06-29T10:09:33</meta:print-date>
    <dc:language>en-US</dc:language>
    <meta:editing-cycles>251</meta:editing-cycles>
    <meta:editing-duration>PT35H37M35S</meta:editing-duration>
    <meta:document-statistic meta:table-count="25" meta:image-count="1" meta:object-count="0" meta:page-count="40" meta:paragraph-count="1019" meta:word-count="10939" meta:character-count="72557"/>
    <meta:user-defined meta:name="Info 1"/>
    <meta:user-defined meta:name="Info 2"/>
    <meta:user-defined meta:name="Info 3"/>
    <meta:user-defined meta:name="Info 4"/>
  </office:meta>
</office:document-meta>
</file>